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 Demi Cond" svg:font-family="'Latin Modern Sans Demi Con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Dashed_20__28_var_29_" svg:stroke-width="0.081cm" svg:stroke-color="#1ecc9a" draw:marker-start-width="0.321cm" draw:marker-end="" draw:marker-end-width="0.421cm" draw:fill="solid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8.77cm" fo:min-width="13.92cm" fo:padding-top="0.165cm" fo:padding-bottom="0.165cm" fo:padding-left="0.29cm" fo:padding-right="0.29cm"/>
    </style:style>
    <style:style style:name="gr3" style:family="graphic" style:parent-style-name="objectwithoutfill">
      <style:graphic-properties draw:stroke="dash" draw:stroke-dash="Dashed_20__28_var_29_" svg:stroke-width="0.081cm" svg:stroke-color="#a1467e" draw:marker-start-width="0.321cm" draw:marker-end="" draw:marker-end-width="0.421cm" draw:fill="solid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516cm" fo:min-width="2.766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justify" draw:textarea-vertical-align="middle" draw:auto-grow-height="false" fo:min-height="0.174cm" fo:min-width="0cm"/>
    </style:style>
    <style:style style:name="gr7" style:family="graphic" style:parent-style-name="standard">
      <style:graphic-properties draw:stroke="none" draw:fill="none" draw:textarea-horizontal-align="justify" draw:textarea-vertical-align="middle" draw:auto-grow-height="false" fo:min-height="0.246cm" fo:min-width="0.066cm"/>
    </style:style>
    <style:style style:name="gr8" style:family="graphic" style:parent-style-name="objectwithoutfill">
      <style:graphic-properties draw:stroke="dash" draw:stroke-dash="Dashed_20__28_var_29_" svg:stroke-width="0.081cm" svg:stroke-color="#3465a4" draw:marker-start-width="0.321cm" draw:marker-end="" draw:marker-end-width="0.421cm" draw:fill="solid" draw:textarea-vertical-align="middle" fo:padding-top="0.165cm" fo:padding-bottom="0.165cm" fo:padding-left="0.29cm" fo:padding-right="0.29cm"/>
    </style:style>
    <style:style style:name="gr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026cm" fo:min-width="0.46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0.692cm"/>
      <style:paragraph-properties style:writing-mode="lr-tb"/>
    </style:style>
    <style:style style:name="gr11" style:family="graphic" style:parent-style-name="standard" style:list-style-name="L2">
      <style:graphic-properties svg:stroke-width="0.053cm" svg:stroke-color="#1ecc9a" draw:marker-start-width="0.279cm" draw:marker-end-width="0.279cm" draw:fill="none" draw:textarea-horizontal-align="justify" draw:textarea-vertical-align="middle" draw:auto-grow-height="false" fo:min-height="0.498cm" fo:min-width="3.348cm" fo:padding-top="0.151cm" fo:padding-bottom="0.151cm" fo:padding-left="0.276cm" fo:padding-right="0.276cm"/>
      <style:paragraph-properties style:writing-mode="lr-tb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81aca6" draw:opacity="37%" draw:textarea-horizontal-align="justify" draw:textarea-vertical-align="middle" draw:auto-grow-height="false" fo:min-height="4.49cm" fo:min-width="8.66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81aca6" draw:marker-start-width="0.252cm" draw:marker-end-width="0.252cm" draw:fill="none" draw:textarea-horizontal-align="justify" draw:textarea-vertical-align="middle" draw:auto-grow-height="false" fo:min-height="0.516cm" fo:min-width="0.966cm" fo:padding-top="0.142cm" fo:padding-bottom="0.142cm" fo:padding-left="0.267cm" fo:padding-right="0.267cm"/>
      <style:paragraph-properties style:writing-mode="lr-tb"/>
    </style:style>
    <style:style style:name="gr14" style:family="graphic" style:parent-style-name="objectwithoutfill">
      <style:graphic-properties svg:stroke-width="0.053cm" svg:stroke-color="#e0c2cd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none" draw:fill="gradient" draw:fill-gradient-name="Gradient_20_128" draw:opacity="100%" draw:textarea-horizontal-align="justify" draw:textarea-vertical-align="middle" draw:auto-grow-height="false" fo:min-height="2.636cm" fo:min-width="0.825cm"/>
    </style:style>
    <style:style style:name="gr16" style:family="graphic" style:parent-style-name="objectwithoutfill">
      <style:graphic-properties svg:stroke-width="0.353cm" svg:stroke-color="#000000" draw:marker-start-width="0.728cm" draw:marker-end-width="0.728cm" draw:fill="none" draw:textarea-vertical-align="middle" fo:padding-top="0.3cm" fo:padding-bottom="0.3cm" fo:padding-left="0.425cm" fo:padding-right="0.425cm"/>
    </style:style>
    <style:style style:name="gr17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 style:writing-mode="lr-tb"/>
      <style:text-properties fo:font-weight="bold" style:font-weight-asian="bold" style:font-weight-complex="bold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8d1d75" loext:opacity="100%" fo:font-size="26pt" style:font-size-asian="26pt" style:font-size-complex="26pt"/>
    </style:style>
    <style:style style:name="P8" style:family="paragraph">
      <loext:graphic-properties draw:fill="none" draw:fill-color="#ffffff"/>
      <style:paragraph-properties style:writing-mode="lr-tb"/>
      <style:text-properties fo:color="#3465a4" loext:opacity="100%" style:text-position="0% 100%" fo:font-size="26pt" style:font-size-asian="26pt" style:font-size-complex="26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11" style:family="paragraph">
      <loext:graphic-properties draw:fill-color="#81aca6" draw:opacity="37%"/>
      <style:paragraph-properties fo:text-align="center"/>
    </style:style>
    <style:style style:name="P12" style:family="paragraph">
      <loext:graphic-properties draw:fill="gradient" draw:fill-gradient-name="Gradient_20_128" draw:opacity="100%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d1d75" loext:opacity="100%" fo:font-size="26pt" style:font-size-asian="26pt" style:font-size-complex="26pt"/>
    </style:style>
    <style:style style:name="T3" style:family="text">
      <style:text-properties fo:color="#3465a4" loext:opacity="100%" style:text-position="0% 100%" fo:font-size="26pt" style:font-size-asian="26pt" style:font-size-complex="26pt"/>
    </style:style>
    <style:style style:name="T4" style:family="text">
      <style:text-properties fo:color="#3465a4" loext:opacity="100%" style:text-position="33% 58%" fo:font-size="26pt" style:font-size-asian="26pt" style:font-size-complex="26pt"/>
    </style:style>
    <style:style style:name="T5" style:family="text">
      <style:text-properties fo:color="#000000" loext:opacity="10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7.375cm" svg:y1="9.84cm" svg:x2="8.488cm" svg:y2="17.001cm">
          <text:p/>
        </draw:line>
        <draw:custom-shape draw:style-name="gr2" draw:text-style-name="P2" draw:layer="layout" svg:width="14.5cm" svg:height="9.1cm" draw:transform="rotate (3.1401963901882) translate (17.395cm 12.491cm)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5.002cm" svg:y1="7.392cm" svg:x2="15.011cm" svg:y2="1.092cm">
          <text:p/>
        </draw:line>
        <draw:custom-shape draw:style-name="gr4" draw:text-style-name="P3" draw:layer="layout" svg:width="0.3cm" svg:height="0.3cm" draw:transform="rotate (3.1401963901882) translate (15.148cm 7.4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3.3cm" svg:height="0.8cm" draw:transform="rotate (3.1401963901882) translate (-0.198cm 10.036cm)">
          <text:p text:style-name="P4"><text:span text:style-name="T1">Scintill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0.7cm" svg:height="0.6cm" draw:transform="rotate (3.1401963901882) translate (8.811cm -0.3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8cm" svg:height="0.7cm" draw:transform="rotate (3.1401963901882) translate (9.015cm -0.2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7.307cm" svg:y1="3.381cm" svg:x2="7.311cm" svg:y2="0.781cm">
          <text:p/>
        </draw:line>
        <draw:line draw:style-name="gr1" draw:text-style-name="P1" draw:layer="layout" svg:x1="15.001cm" svg:y1="7.688cm" svg:x2="14.999cm" svg:y2="9.092cm">
          <text:p/>
        </draw:line>
        <draw:line draw:style-name="gr1" draw:text-style-name="P1" draw:layer="layout" svg:x1="14.689cm" svg:y1="7.546cm" svg:x2="13.695cm" svg:y2="8.537cm">
          <text:p/>
        </draw:line>
        <draw:line draw:style-name="gr1" draw:text-style-name="P1" draw:layer="layout" svg:x1="15.249cm" svg:y1="7.64cm" svg:x2="17.349cm" svg:y2="9.746cm">
          <text:p/>
        </draw:line>
        <draw:line draw:style-name="gr1" draw:text-style-name="P1" draw:layer="layout" svg:x1="14.602cm" svg:y1="7.291cm" svg:x2="13.198cm" svg:y2="7.288cm">
          <text:p/>
        </draw:line>
        <draw:line draw:style-name="gr1" draw:text-style-name="P1" draw:layer="layout" svg:x1="16.802cm" svg:y1="7.294cm" svg:x2="15.398cm" svg:y2="7.291cm">
          <text:p/>
        </draw:line>
        <draw:line draw:style-name="gr1" draw:text-style-name="P1" draw:layer="layout" svg:x1="13.703cm" svg:y1="6.089cm" svg:x2="14.694cm" svg:y2="7.083cm">
          <text:p/>
        </draw:line>
        <draw:line draw:style-name="gr1" draw:text-style-name="P1" draw:layer="layout" svg:x1="16.291cm" svg:y1="6.049cm" svg:x2="15.297cm" svg:y2="7.04cm">
          <text:p/>
        </draw:line>
        <draw:custom-shape draw:style-name="gr4" draw:text-style-name="P3" draw:layer="layout" svg:width="0.3cm" svg:height="0.3cm" draw:transform="rotate (3.1401963901882) translate (7.458cm 3.7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306cm" svg:y1="3.976cm" svg:x2="7.304cm" svg:y2="5.38cm">
          <text:p/>
        </draw:line>
        <draw:line draw:style-name="gr1" draw:text-style-name="P1" draw:layer="layout" svg:x1="6.994cm" svg:y1="3.835cm" svg:x2="6cm" svg:y2="4.826cm">
          <text:p/>
        </draw:line>
        <draw:line draw:style-name="gr1" draw:text-style-name="P1" draw:layer="layout" svg:x1="7.606cm" svg:y1="3.879cm" svg:x2="8.597cm" svg:y2="4.873cm">
          <text:p/>
        </draw:line>
        <draw:line draw:style-name="gr1" draw:text-style-name="P1" draw:layer="layout" svg:x1="6.907cm" svg:y1="3.58cm" svg:x2="5.503cm" svg:y2="3.577cm">
          <text:p/>
        </draw:line>
        <draw:line draw:style-name="gr1" draw:text-style-name="P1" draw:layer="layout" svg:x1="9.107cm" svg:y1="3.583cm" svg:x2="7.703cm" svg:y2="3.58cm">
          <text:p/>
        </draw:line>
        <draw:frame draw:style-name="gr9" draw:text-style-name="P7" draw:layer="layout" svg:width="0.963cm" svg:height="1.276cm" draw:transform="rotate (0.0143116998663535) translate (15.199cm 0.397cm)">
          <draw:text-box>
            <text:p text:style-name="P6"><text:span text:style-name="T2">γ</text:span></text:p>
          </draw:text-box>
        </draw:frame>
        <draw:frame draw:style-name="gr10" draw:text-style-name="P8" draw:layer="layout" svg:width="1.192cm" svg:height="1.276cm" draw:transform="rotate (0.0314159265358979) translate (7.201cm 0.228cm)">
          <draw:text-box>
            <text:p><text:span text:style-name="T3">e</text:span><text:span text:style-name="T4">-</text:span></text:p>
          </draw:text-box>
        </draw:frame>
        <draw:custom-shape draw:style-name="gr11" draw:text-style-name="P10" draw:layer="layout" svg:width="3.9cm" svg:height="0.8cm" draw:transform="rotate (3.1401963901882) translate (0.141cm 12.79cm)">
          <text:p text:style-name="P9"><text:span text:style-name="T5">Scintillation γ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7.605cm" svg:y1="3.879cm" svg:x2="8.597cm" svg:y2="4.872cm">
          <text:p/>
        </draw:line>
        <draw:custom-shape draw:style-name="gr12" draw:text-style-name="P11" draw:layer="layout" svg:width="13cm" svg:height="6.75cm" draw:transform="rotate (3.1401963901882) translate (16.593cm 15.86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5" draw:layer="layout" svg:width="1.5cm" svg:height="0.8cm" draw:transform="rotate (3.1401963901882) translate (-1.251cm 11.286cm)">
          <text:p text:style-name="P4"><text:span text:style-name="T1">PMT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14" draw:text-style-name="P2" draw:layer="layout" svg:x1="10.882cm" svg:y1="17.828cm" svg:x2="8.474cm" svg:y2="16.894cm">
            <text:p/>
          </draw:line>
          <draw:line draw:style-name="gr14" draw:text-style-name="P2" draw:layer="layout" svg:x1="11.098cm" svg:y1="18.153cm" svg:x2="8.474cm" svg:y2="16.894cm">
            <text:p/>
          </draw:line>
          <draw:line draw:style-name="gr14" draw:text-style-name="P2" draw:layer="layout" svg:x1="11.099cm" svg:y1="18.153cm" svg:x2="9.052cm" svg:y2="20.169cm">
            <text:p/>
          </draw:line>
          <draw:line draw:style-name="gr14" draw:text-style-name="P2" draw:layer="layout" svg:x1="11.099cm" svg:y1="18.153cm" svg:x2="8.662cm" svg:y2="19.865cm">
            <text:p/>
          </draw:line>
          <draw:line draw:style-name="gr14" draw:text-style-name="P2" draw:layer="layout" svg:x1="10.882cm" svg:y1="17.828cm" svg:x2="8.64cm" svg:y2="19.692cm">
            <text:p/>
          </draw:line>
          <draw:line draw:style-name="gr14" draw:text-style-name="P2" draw:layer="layout" svg:x1="10.882cm" svg:y1="17.828cm" svg:x2="8.424cm" svg:y2="19.367cm">
            <text:p/>
          </draw:line>
          <draw:line draw:style-name="gr14" draw:text-style-name="P2" draw:layer="layout" svg:x1="11.418cm" svg:y1="20.756cm" svg:x2="9.052cm" svg:y2="20.169cm">
            <text:p/>
          </draw:line>
          <draw:line draw:style-name="gr14" draw:text-style-name="P2" draw:layer="layout" svg:x1="11.46cm" svg:y1="21.103cm" svg:x2="9.052cm" svg:y2="20.169cm">
            <text:p/>
          </draw:line>
          <draw:line draw:style-name="gr14" draw:text-style-name="P2" draw:layer="layout" svg:x1="11.676cm" svg:y1="21.428cm" svg:x2="8.662cm" svg:y2="19.865cm">
            <text:p/>
          </draw:line>
          <draw:line draw:style-name="gr14" draw:text-style-name="P2" draw:layer="layout" svg:x1="11.634cm" svg:y1="21.081cm" svg:x2="8.662cm" svg:y2="19.865cm">
            <text:p/>
          </draw:line>
          <draw:line draw:style-name="gr14" draw:text-style-name="P2" draw:layer="layout" svg:x1="11.892cm" svg:y1="21.754cm" svg:x2="8.64cm" svg:y2="19.692cm">
            <text:p/>
          </draw:line>
          <draw:line draw:style-name="gr14" draw:text-style-name="P2" draw:layer="layout" svg:x1="12.108cm" svg:y1="22.079cm" svg:x2="8.64cm" svg:y2="19.692cm">
            <text:p/>
          </draw:line>
          <draw:line draw:style-name="gr14" draw:text-style-name="P2" draw:layer="layout" svg:x1="11.222cm" svg:y1="20.604cm" svg:x2="8.424cm" svg:y2="19.366cm">
            <text:p/>
          </draw:line>
          <draw:line draw:style-name="gr14" draw:text-style-name="P2" draw:layer="layout" svg:x1="11.46cm" svg:y1="21.103cm" svg:x2="8.424cm" svg:y2="19.366cm">
            <text:p/>
          </draw:line>
          <draw:custom-shape draw:style-name="gr15" draw:text-style-name="P12" draw:layer="layout" svg:width="1.325cm" svg:height="2.886cm" draw:transform="skewX (-0.00174532925199438) rotate (-2.10381988035397) translate (11.999cm 22.308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16" draw:text-style-name="P2" draw:layer="layout" svg:x1="7.791cm" svg:y1="15.922cm" svg:x2="8.915cm" svg:y2="17.896cm">
            <text:p/>
          </draw:line>
          <draw:line draw:style-name="gr16" draw:text-style-name="P2" draw:layer="layout" svg:x1="10.818cm" svg:y1="17.589cm" svg:x2="11.942cm" svg:y2="19.563cm">
            <text:p/>
          </draw:line>
          <draw:line draw:style-name="gr16" draw:text-style-name="P2" draw:layer="layout" svg:x1="8.251cm" svg:y1="19.106cm" svg:x2="9.375cm" svg:y2="21.08cm">
            <text:p/>
          </draw:line>
          <draw:line draw:style-name="gr16" draw:text-style-name="P2" draw:layer="layout" svg:x1="11.158cm" svg:y1="20.366cm" svg:x2="12.282cm" svg:y2="22.34cm">
            <text:p/>
          </draw:line>
          <draw:line draw:style-name="gr16" draw:text-style-name="P2" draw:layer="layout" svg:x1="8.53cm" svg:y1="21.96cm" svg:x2="9.654cm" svg:y2="23.934cm">
            <text:p/>
          </draw:line>
        </draw:g>
        <draw:line draw:style-name="gr17" draw:text-style-name="P2" draw:layer="layout" svg:x1="7.59cm" svg:y1="15.599cm" svg:x2="7.578cm" svg:y2="24.349cm">
          <text:p/>
        </draw:line>
        <draw:line draw:style-name="gr17" draw:text-style-name="P2" draw:layer="layout" svg:x1="12.69cm" svg:y1="15.607cm" svg:x2="12.678cm" svg:y2="24.357cm">
          <text:p/>
        </draw:line>
        <draw:line draw:style-name="gr17" draw:text-style-name="P2" draw:layer="layout" svg:x1="7.578cm" svg:y1="24.349cm" svg:x2="12.678cm" svg:y2="24.356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 Demi Cond" svg:font-family="'Latin Modern Sans Demi Con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28" draw:display-name="Gradient 128" draw:style="linear" draw:start-color="#4e102d" draw:end-color="#e0c2cd" draw:start-intensity="100%" draw:end-intensity="100%" draw:angle="97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cm" fo:page-height="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1-30T12:10:42.706555346</meta:creation-date>
    <dc:date>2020-11-30T13:30:23.803590684</dc:date>
    <meta:editing-duration>PT1H19M40S</meta:editing-duration>
    <meta:editing-cycles>3</meta:editing-cycles>
    <meta:generator>LibreOffice/7.0.3.1$Linux_X86_64 LibreOffice_project/00$Build-1</meta:generator>
    <meta:document-statistic meta:object-count="51"/>
  </office:meta>
</office:document-meta>
</file>